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format2" style:family="table-cell">
      <style:text-properties fo:font-weight="bold"/>
      <style:paragraph-properties fo:text-align="center"/>
    </style:style>
    <style:style style:name="format1" style:family="table-cell">
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SO3A Prova Bimestral 1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format2">
            <text:p>Sobrenome</text:p>
          </table:table-cell>
          <table:table-cell office:value-type="string" table:style-name="format2">
            <text:p>Nome</text:p>
          </table:table-cell>
          <table:table-cell office:value-type="string" table:style-name="format2">
            <text:p>Instituição</text:p>
          </table:table-cell>
          <table:table-cell office:value-type="string" table:style-name="format2">
            <text:p>Departamento</text:p>
          </table:table-cell>
          <table:table-cell office:value-type="string" table:style-name="format2">
            <text:p>Endereço de email</text:p>
          </table:table-cell>
          <table:table-cell office:value-type="string" table:style-name="format2">
            <text:p>Estado</text:p>
          </table:table-cell>
          <table:table-cell office:value-type="string" table:style-name="format2">
            <text:p>Iniciado em</text:p>
          </table:table-cell>
          <table:table-cell office:value-type="string" table:style-name="format2">
            <text:p>Completo</text:p>
          </table:table-cell>
          <table:table-cell office:value-type="string" table:style-name="format2">
            <text:p>Tempo utilizado</text:p>
          </table:table-cell>
          <table:table-cell office:value-type="string" table:style-name="format2">
            <text:p>Avaliar/10,0</text:p>
          </table:table-cell>
          <table:table-cell office:value-type="string" table:style-name="format2">
            <text:p>Q. 1 /1,0</text:p>
          </table:table-cell>
          <table:table-cell office:value-type="string" table:style-name="format2">
            <text:p>Q. 2 /3,0</text:p>
          </table:table-cell>
          <table:table-cell office:value-type="string" table:style-name="format2">
            <text:p>Q. 3 /3,0</text:p>
          </table:table-cell>
          <table:table-cell office:value-type="string" table:style-name="format2">
            <text:p>Q. 4 /1,0</text:p>
          </table:table-cell>
          <table:table-cell office:value-type="string" table:style-name="format2">
            <text:p>Q. 5 /2,0</text:p>
          </table:table-cell>
        </table:table-row>
        <table:table-row>
          <table:table-cell office:value-type="string" table:style-name="format1">
            <text:p>Martinez</text:p>
          </table:table-cell>
          <table:table-cell office:value-type="string" table:style-name="format1">
            <text:p>Pedro Henrique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pedrohenrique15martinez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6 abril 2019  08:07</text:p>
          </table:table-cell>
          <table:table-cell office:value-type="string" table:style-name="format1">
            <text:p>6 abril 2019  08:53</text:p>
          </table:table-cell>
          <table:table-cell office:value-type="string" table:style-name="format1">
            <text:p>46 minutos 45 segundos</text:p>
          </table:table-cell>
          <table:table-cell office:value-type="string" table:style-name="format1">
            <text:p>7,7</text:p>
          </table:table-cell>
          <table:table-cell office:value-type="string" table:style-name="format1">
            <text:p>1,0</text:p>
          </table:table-cell>
          <table:table-cell office:value-type="string" table:style-name="format1">
            <text:p>3,0</text:p>
          </table:table-cell>
          <table:table-cell office:value-type="string" table:style-name="format1">
            <text:p>2,9</text:p>
          </table:table-cell>
          <table:table-cell office:value-type="string" table:style-name="format1">
            <text:p>0,0</text:p>
          </table:table-cell>
          <table:table-cell office:value-type="string" table:style-name="format1">
            <text:p>0,8</text:p>
          </table:table-cell>
        </table:table-row>
        <table:table-row>
          <table:table-cell office:value-type="string" table:style-name="format1">
            <text:p>Amaral da Silva</text:p>
          </table:table-cell>
          <table:table-cell office:value-type="string" table:style-name="format1">
            <text:p>Lucas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lucas.as6302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6 abril 2019  08:08</text:p>
          </table:table-cell>
          <table:table-cell office:value-type="string" table:style-name="format1">
            <text:p>13 abril 2019  17:37</text:p>
          </table:table-cell>
          <table:table-cell office:value-type="string" table:style-name="format1">
            <text:p>7 dias 9 horas</text:p>
          </table:table-cell>
          <table:table-cell office:value-type="string" table:style-name="format1">
            <text:p>9,3</text:p>
          </table:table-cell>
          <table:table-cell office:value-type="string" table:style-name="format1">
            <text:p>1,0</text:p>
          </table:table-cell>
          <table:table-cell office:value-type="string" table:style-name="format1">
            <text:p>3,0</text:p>
          </table:table-cell>
          <table:table-cell office:value-type="string" table:style-name="format1">
            <text:p>2,8</text:p>
          </table:table-cell>
          <table:table-cell office:value-type="string" table:style-name="format1">
            <text:p>0,5</text:p>
          </table:table-cell>
          <table:table-cell office:value-type="string" table:style-name="format1">
            <text:p>2,0</text:p>
          </table:table-cell>
        </table:table-row>
        <table:table-row>
          <table:table-cell office:value-type="string" table:style-name="format1">
            <text:p>martins</text:p>
          </table:table-cell>
          <table:table-cell office:value-type="string" table:style-name="format1">
            <text:p>beatriz 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beatrizmartins910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6 abril 2019  08:28</text:p>
          </table:table-cell>
          <table:table-cell office:value-type="string" table:style-name="format1">
            <text:p>14 abril 2019  19:25</text:p>
          </table:table-cell>
          <table:table-cell office:value-type="string" table:style-name="format1">
            <text:p>8 dias 10 horas</text:p>
          </table:table-cell>
          <table:table-cell office:value-type="string" table:style-name="format1">
            <text:p>9,3</text:p>
          </table:table-cell>
          <table:table-cell office:value-type="string" table:style-name="format1">
            <text:p>1,0</text:p>
          </table:table-cell>
          <table:table-cell office:value-type="string" table:style-name="format1">
            <text:p>2,6</text:p>
          </table:table-cell>
          <table:table-cell office:value-type="string" table:style-name="format1">
            <text:p>2,7</text:p>
          </table:table-cell>
          <table:table-cell office:value-type="string" table:style-name="format1">
            <text:p>1,0</text:p>
          </table:table-cell>
          <table:table-cell office:value-type="string" table:style-name="format1">
            <text:p>2,0</text:p>
          </table:table-cell>
        </table:table-row>
        <table:table-row>
          <table:table-cell office:value-type="string" table:style-name="format1">
            <text:p>da silva </text:p>
          </table:table-cell>
          <table:table-cell office:value-type="string" table:style-name="format1">
            <text:p>pedro henrique 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paulojaldeir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6 abril 2019  08:28</text:p>
          </table:table-cell>
          <table:table-cell office:value-type="string" table:style-name="format1">
            <text:p>13 abril 2019  23:32</text:p>
          </table:table-cell>
          <table:table-cell office:value-type="string" table:style-name="format1">
            <text:p>7 dias 15 horas</text:p>
          </table:table-cell>
          <table:table-cell office:value-type="string" table:style-name="format1">
            <text:p>9,5</text:p>
          </table:table-cell>
          <table:table-cell office:value-type="string" table:style-name="format1">
            <text:p>1,0</text:p>
          </table:table-cell>
          <table:table-cell office:value-type="string" table:style-name="format1">
            <text:p>3,0</text:p>
          </table:table-cell>
          <table:table-cell office:value-type="string" table:style-name="format1">
            <text:p>3,0</text:p>
          </table:table-cell>
          <table:table-cell office:value-type="string" table:style-name="format1">
            <text:p>0,5</text:p>
          </table:table-cell>
          <table:table-cell office:value-type="string" table:style-name="format1">
            <text:p>2,0</text:p>
          </table:table-cell>
        </table:table-row>
        <table:table-row>
          <table:table-cell office:value-type="string" table:style-name="format1">
            <text:p>da Silva</text:p>
          </table:table-cell>
          <table:table-cell office:value-type="string" table:style-name="format1">
            <text:p>Luiz Felipe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luizfelipedasilva678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6 abril 2019  08:29</text:p>
          </table:table-cell>
          <table:table-cell office:value-type="string" table:style-name="format1">
            <text:p>13 abril 2019  20:09</text:p>
          </table:table-cell>
          <table:table-cell office:value-type="string" table:style-name="format1">
            <text:p>7 dias 11 horas</text:p>
          </table:table-cell>
          <table:table-cell office:value-type="string" table:style-name="format1">
            <text:p>8,9</text:p>
          </table:table-cell>
          <table:table-cell office:value-type="string" table:style-name="format1">
            <text:p>1,0</text:p>
          </table:table-cell>
          <table:table-cell office:value-type="string" table:style-name="format1">
            <text:p>3,0</text:p>
          </table:table-cell>
          <table:table-cell office:value-type="string" table:style-name="format1">
            <text:p>2,9</text:p>
          </table:table-cell>
          <table:table-cell office:value-type="string" table:style-name="format1">
            <text:p>0,0</text:p>
          </table:table-cell>
          <table:table-cell office:value-type="string" table:style-name="format1">
            <text:p>2,0</text:p>
          </table:table-cell>
        </table:table-row>
        <table:table-row>
          <table:table-cell office:value-type="string" table:style-name="format1">
            <text:p>corguinha</text:p>
          </table:table-cell>
          <table:table-cell office:value-type="string" table:style-name="format1">
            <text:p>arthur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tutucumachado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6 abril 2019  08:50</text:p>
          </table:table-cell>
          <table:table-cell office:value-type="string" table:style-name="format1">
            <text:p>10 abril 2019  11:45</text:p>
          </table:table-cell>
          <table:table-cell office:value-type="string" table:style-name="format1">
            <text:p>4 dias 2 horas</text:p>
          </table:table-cell>
          <table:table-cell office:value-type="string" table:style-name="format1">
            <text:p>8,2</text:p>
          </table:table-cell>
          <table:table-cell office:value-type="string" table:style-name="format1">
            <text:p>1,0</text:p>
          </table:table-cell>
          <table:table-cell office:value-type="string" table:style-name="format1">
            <text:p>2,6</text:p>
          </table:table-cell>
          <table:table-cell office:value-type="string" table:style-name="format1">
            <text:p>2,6</text:p>
          </table:table-cell>
          <table:table-cell office:value-type="string" table:style-name="format1">
            <text:p>0,0</text:p>
          </table:table-cell>
          <table:table-cell office:value-type="string" table:style-name="format1">
            <text:p>2,0</text:p>
          </table:table-cell>
        </table:table-row>
        <table:table-row>
          <table:table-cell office:value-type="string" table:style-name="format1">
            <text:p>Henringer Ouverney</text:p>
          </table:table-cell>
          <table:table-cell office:value-type="string" table:style-name="format1">
            <text:p>Douglas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douglasheringerouverney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8 abril 2019  14:33</text:p>
          </table:table-cell>
          <table:table-cell office:value-type="string" table:style-name="format1">
            <text:p>14 abril 2019  11:35</text:p>
          </table:table-cell>
          <table:table-cell office:value-type="string" table:style-name="format1">
            <text:p>5 dias 21 horas</text:p>
          </table:table-cell>
          <table:table-cell office:value-type="string" table:style-name="format1">
            <text:p>7,4</text:p>
          </table:table-cell>
          <table:table-cell office:value-type="string" table:style-name="format1">
            <text:p>1,0</text:p>
          </table:table-cell>
          <table:table-cell office:value-type="string" table:style-name="format1">
            <text:p>2,6</text:p>
          </table:table-cell>
          <table:table-cell office:value-type="string" table:style-name="format1">
            <text:p>2,6</text:p>
          </table:table-cell>
          <table:table-cell office:value-type="string" table:style-name="format1">
            <text:p>0,0</text:p>
          </table:table-cell>
          <table:table-cell office:value-type="string" table:style-name="format1">
            <text:p>1,2</text:p>
          </table:table-cell>
        </table:table-row>
        <table:table-row>
          <table:table-cell office:value-type="string" table:style-name="format1">
            <text:p>Hottz</text:p>
          </table:table-cell>
          <table:table-cell office:value-type="string" table:style-name="format1">
            <text:p>Maria Eduarda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mehottz@outlook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0 abril 2019  10:01</text:p>
          </table:table-cell>
          <table:table-cell office:value-type="string" table:style-name="format1">
            <text:p>10 abril 2019  11:44</text:p>
          </table:table-cell>
          <table:table-cell office:value-type="string" table:style-name="format1">
            <text:p>1 hora 43 minutos</text:p>
          </table:table-cell>
          <table:table-cell office:value-type="string" table:style-name="format1">
            <text:p>8,3</text:p>
          </table:table-cell>
          <table:table-cell office:value-type="string" table:style-name="format1">
            <text:p>1,0</text:p>
          </table:table-cell>
          <table:table-cell office:value-type="string" table:style-name="format1">
            <text:p>2,6</text:p>
          </table:table-cell>
          <table:table-cell office:value-type="string" table:style-name="format1">
            <text:p>2,7</text:p>
          </table:table-cell>
          <table:table-cell office:value-type="string" table:style-name="format1">
            <text:p>0,0</text:p>
          </table:table-cell>
          <table:table-cell office:value-type="string" table:style-name="format1">
            <text:p>2,0</text:p>
          </table:table-cell>
        </table:table-row>
        <table:table-row>
          <table:table-cell office:value-type="string" table:style-name="format1">
            <text:p>Wernech</text:p>
          </table:table-cell>
          <table:table-cell office:value-type="string" table:style-name="format1">
            <text:p>Jeffter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jeffter.verly@hot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0 abril 2019  10:18</text:p>
          </table:table-cell>
          <table:table-cell office:value-type="string" table:style-name="format1">
            <text:p>10 abril 2019  11:54</text:p>
          </table:table-cell>
          <table:table-cell office:value-type="string" table:style-name="format1">
            <text:p>1 hora 36 minutos</text:p>
          </table:table-cell>
          <table:table-cell office:value-type="string" table:style-name="format1">
            <text:p>8,0</text:p>
          </table:table-cell>
          <table:table-cell office:value-type="string" table:style-name="format1">
            <text:p>1,0</text:p>
          </table:table-cell>
          <table:table-cell office:value-type="string" table:style-name="format1">
            <text:p>3,0</text:p>
          </table:table-cell>
          <table:table-cell office:value-type="string" table:style-name="format1">
            <text:p>2,8</text:p>
          </table:table-cell>
          <table:table-cell office:value-type="string" table:style-name="format1">
            <text:p>0,0</text:p>
          </table:table-cell>
          <table:table-cell office:value-type="string" table:style-name="format1">
            <text:p>1,2</text:p>
          </table:table-cell>
        </table:table-row>
        <table:table-row>
          <table:table-cell office:value-type="string" table:style-name="format1">
            <text:p>de Schuller Banjar</text:p>
          </table:table-cell>
          <table:table-cell office:value-type="string" table:style-name="format1">
            <text:p>Paulo Roberto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afschuller@yahoo.com.br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0 abril 2019  10:46</text:p>
          </table:table-cell>
          <table:table-cell office:value-type="string" table:style-name="format1">
            <text:p>10 abril 2019  11:54</text:p>
          </table:table-cell>
          <table:table-cell office:value-type="string" table:style-name="format1">
            <text:p>1 hora 8 minutos</text:p>
          </table:table-cell>
          <table:table-cell office:value-type="string" table:style-name="format1">
            <text:p>7,9</text:p>
          </table:table-cell>
          <table:table-cell office:value-type="string" table:style-name="format1">
            <text:p>1,0</text:p>
          </table:table-cell>
          <table:table-cell office:value-type="string" table:style-name="format1">
            <text:p>2,8</text:p>
          </table:table-cell>
          <table:table-cell office:value-type="string" table:style-name="format1">
            <text:p>2,9</text:p>
          </table:table-cell>
          <table:table-cell office:value-type="string" table:style-name="format1">
            <text:p>0,0</text:p>
          </table:table-cell>
          <table:table-cell office:value-type="string" table:style-name="format1">
            <text:p>1,2</text:p>
          </table:table-cell>
        </table:table-row>
        <table:table-row>
          <table:table-cell office:value-type="string" table:style-name="format1">
            <text:p>Alves Teixeira</text:p>
          </table:table-cell>
          <table:table-cell office:value-type="string" table:style-name="format1">
            <text:p>Camila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camilaalvesteixeira7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0 abril 2019  11:48</text:p>
          </table:table-cell>
          <table:table-cell office:value-type="string" table:style-name="format1">
            <text:p>10 abril 2019  12:16</text:p>
          </table:table-cell>
          <table:table-cell office:value-type="string" table:style-name="format1">
            <text:p>27 minutos 52 segundos</text:p>
          </table:table-cell>
          <table:table-cell office:value-type="string" table:style-name="format1">
            <text:p>8,7</text:p>
          </table:table-cell>
          <table:table-cell office:value-type="string" table:style-name="format1">
            <text:p>1,0</text:p>
          </table:table-cell>
          <table:table-cell office:value-type="string" table:style-name="format1">
            <text:p>3,0</text:p>
          </table:table-cell>
          <table:table-cell office:value-type="string" table:style-name="format1">
            <text:p>2,7</text:p>
          </table:table-cell>
          <table:table-cell office:value-type="string" table:style-name="format1">
            <text:p>0,0</text:p>
          </table:table-cell>
          <table:table-cell office:value-type="string" table:style-name="format1">
            <text:p>2,0</text:p>
          </table:table-cell>
        </table:table-row>
        <table:table-row>
          <table:table-cell office:value-type="string" table:style-name="format1">
            <text:p>bonvini chirigati</text:p>
          </table:table-cell>
          <table:table-cell office:value-type="string" table:style-name="format1">
            <text:p>vinícius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galeraraanastacio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3 abril 2019  18:04</text:p>
          </table:table-cell>
          <table:table-cell office:value-type="string" table:style-name="format1">
            <text:p>13 abril 2019  19:46</text:p>
          </table:table-cell>
          <table:table-cell office:value-type="string" table:style-name="format1">
            <text:p>1 hora 41 minutos</text:p>
          </table:table-cell>
          <table:table-cell office:value-type="string" table:style-name="format1">
            <text:p>7,6</text:p>
          </table:table-cell>
          <table:table-cell office:value-type="string" table:style-name="format1">
            <text:p>1,0</text:p>
          </table:table-cell>
          <table:table-cell office:value-type="string" table:style-name="format1">
            <text:p>2,5</text:p>
          </table:table-cell>
          <table:table-cell office:value-type="string" table:style-name="format1">
            <text:p>2,9</text:p>
          </table:table-cell>
          <table:table-cell office:value-type="string" table:style-name="format1">
            <text:p>0,0</text:p>
          </table:table-cell>
          <table:table-cell office:value-type="string" table:style-name="format1">
            <text:p>1,2</text:p>
          </table:table-cell>
        </table:table-row>
        <table:table-row>
          <table:table-cell office:value-type="string" table:style-name="format1">
            <text:p>de Sá Oliveira</text:p>
          </table:table-cell>
          <table:table-cell office:value-type="string" table:style-name="format1">
            <text:p>Dalyssa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dalyssasali15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3 abril 2019  22:06</text:p>
          </table:table-cell>
          <table:table-cell office:value-type="string" table:style-name="format1">
            <text:p>14 abril 2019  19:26</text:p>
          </table:table-cell>
          <table:table-cell office:value-type="string" table:style-name="format1">
            <text:p>21 horas 19 minutos</text:p>
          </table:table-cell>
          <table:table-cell office:value-type="string" table:style-name="format1">
            <text:p>8,8</text:p>
          </table:table-cell>
          <table:table-cell office:value-type="string" table:style-name="format1">
            <text:p>1,0</text:p>
          </table:table-cell>
          <table:table-cell office:value-type="string" table:style-name="format1">
            <text:p>3,0</text:p>
          </table:table-cell>
          <table:table-cell office:value-type="string" table:style-name="format1">
            <text:p>2,6</text:p>
          </table:table-cell>
          <table:table-cell office:value-type="string" table:style-name="format1">
            <text:p>1,0</text:p>
          </table:table-cell>
          <table:table-cell office:value-type="string" table:style-name="format1">
            <text:p>1,2</text:p>
          </table:table-cell>
        </table:table-row>
        <table:table-row>
          <table:table-cell office:value-type="string" table:style-name="format1">
            <text:p>Costa</text:p>
          </table:table-cell>
          <table:table-cell office:value-type="string" table:style-name="format1">
            <text:p>Lucas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lukecostasl@yahoo.com.br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4 abril 2019  09:10</text:p>
          </table:table-cell>
          <table:table-cell office:value-type="string" table:style-name="format1">
            <text:p>14 abril 2019  16:13</text:p>
          </table:table-cell>
          <table:table-cell office:value-type="string" table:style-name="format1">
            <text:p>7 horas 2 minut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,0</text:p>
          </table:table-cell>
          <table:table-cell office:value-type="string" table:style-name="format1">
            <text:p>3,0</text:p>
          </table:table-cell>
          <table:table-cell office:value-type="string" table:style-name="format1">
            <text:p>3,0</text:p>
          </table:table-cell>
          <table:table-cell office:value-type="string" table:style-name="format1">
            <text:p>1,0</text:p>
          </table:table-cell>
          <table:table-cell office:value-type="string" table:style-name="format1">
            <text:p>2,0</text:p>
          </table:table-cell>
        </table:table-row>
        <table:table-row>
          <table:table-cell office:value-type="string" table:style-name="format1">
            <text:p>Pacheco</text:p>
          </table:table-cell>
          <table:table-cell office:value-type="string" table:style-name="format1">
            <text:p>Helena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helenapachecopbds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4 abril 2019  09:10</text:p>
          </table:table-cell>
          <table:table-cell office:value-type="string" table:style-name="format1">
            <text:p>14 abril 2019  11:33</text:p>
          </table:table-cell>
          <table:table-cell office:value-type="string" table:style-name="format1">
            <text:p>2 horas 22 minutos</text:p>
          </table:table-cell>
          <table:table-cell office:value-type="string" table:style-name="format1">
            <text:p>8,4</text:p>
          </table:table-cell>
          <table:table-cell office:value-type="string" table:style-name="format1">
            <text:p>1,0</text:p>
          </table:table-cell>
          <table:table-cell office:value-type="string" table:style-name="format1">
            <text:p>2,6</text:p>
          </table:table-cell>
          <table:table-cell office:value-type="string" table:style-name="format1">
            <text:p>2,8</text:p>
          </table:table-cell>
          <table:table-cell office:value-type="string" table:style-name="format1">
            <text:p>0,0</text:p>
          </table:table-cell>
          <table:table-cell office:value-type="string" table:style-name="format1">
            <text:p>2,0</text:p>
          </table:table-cell>
        </table:table-row>
        <table:table-row>
          <table:table-cell office:value-type="string" table:style-name="format1">
            <text:p>Fraga</text:p>
          </table:table-cell>
          <table:table-cell office:value-type="string" table:style-name="format1">
            <text:p>Jefferson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jeffycordan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4 abril 2019  11:16</text:p>
          </table:table-cell>
          <table:table-cell office:value-type="string" table:style-name="format1">
            <text:p>14 abril 2019  13:04</text:p>
          </table:table-cell>
          <table:table-cell office:value-type="string" table:style-name="format1">
            <text:p>1 hora 48 minutos</text:p>
          </table:table-cell>
          <table:table-cell office:value-type="string" table:style-name="format1">
            <text:p>8,4</text:p>
          </table:table-cell>
          <table:table-cell office:value-type="string" table:style-name="format1">
            <text:p>1,0</text:p>
          </table:table-cell>
          <table:table-cell office:value-type="string" table:style-name="format1">
            <text:p>2,6</text:p>
          </table:table-cell>
          <table:table-cell office:value-type="string" table:style-name="format1">
            <text:p>3,0</text:p>
          </table:table-cell>
          <table:table-cell office:value-type="string" table:style-name="format1">
            <text:p>1,0</text:p>
          </table:table-cell>
          <table:table-cell office:value-type="string" table:style-name="format1">
            <text:p>0,8</text:p>
          </table:table-cell>
        </table:table-row>
        <table:table-row>
          <table:table-cell office:value-type="string" table:style-name="format1">
            <text:p>Santos</text:p>
          </table:table-cell>
          <table:table-cell office:value-type="string" table:style-name="format1">
            <text:p>Ryan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santos131ryan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4 abril 2019  11:42</text:p>
          </table:table-cell>
          <table:table-cell office:value-type="string" table:style-name="format1">
            <text:p>14 abril 2019  20:31</text:p>
          </table:table-cell>
          <table:table-cell office:value-type="string" table:style-name="format1">
            <text:p>8 horas 48 minutos</text:p>
          </table:table-cell>
          <table:table-cell office:value-type="string" table:style-name="format1">
            <text:p>7,8</text:p>
          </table:table-cell>
          <table:table-cell office:value-type="string" table:style-name="format1">
            <text:p>0,7</text:p>
          </table:table-cell>
          <table:table-cell office:value-type="string" table:style-name="format1">
            <text:p>3,0</text:p>
          </table:table-cell>
          <table:table-cell office:value-type="string" table:style-name="format1">
            <text:p>2,9</text:p>
          </table:table-cell>
          <table:table-cell office:value-type="string" table:style-name="format1">
            <text:p>0,0</text:p>
          </table:table-cell>
          <table:table-cell office:value-type="string" table:style-name="format1">
            <text:p>1,2</text:p>
          </table:table-cell>
        </table:table-row>
        <table:table-row>
          <table:table-cell office:value-type="string" table:style-name="format1">
            <text:p>Busquet</text:p>
          </table:table-cell>
          <table:table-cell office:value-type="string" table:style-name="format1">
            <text:p>Arthur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nandabusquet@yahoo.com.br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4 abril 2019  12:05</text:p>
          </table:table-cell>
          <table:table-cell office:value-type="string" table:style-name="format1">
            <text:p>14 abril 2019  19:30</text:p>
          </table:table-cell>
          <table:table-cell office:value-type="string" table:style-name="format1">
            <text:p>7 horas 25 minutos</text:p>
          </table:table-cell>
          <table:table-cell office:value-type="string" table:style-name="format1">
            <text:p>9,5</text:p>
          </table:table-cell>
          <table:table-cell office:value-type="string" table:style-name="format1">
            <text:p>1,0</text:p>
          </table:table-cell>
          <table:table-cell office:value-type="string" table:style-name="format1">
            <text:p>3,0</text:p>
          </table:table-cell>
          <table:table-cell office:value-type="string" table:style-name="format1">
            <text:p>3,0</text:p>
          </table:table-cell>
          <table:table-cell office:value-type="string" table:style-name="format1">
            <text:p>0,5</text:p>
          </table:table-cell>
          <table:table-cell office:value-type="string" table:style-name="format1">
            <text:p>2,0</text:p>
          </table:table-cell>
        </table:table-row>
        <table:table-row>
          <table:table-cell office:value-type="string" table:style-name="format1">
            <text:p>Chermont</text:p>
          </table:table-cell>
          <table:table-cell office:value-type="string" table:style-name="format1">
            <text:p>Sávio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crazygamecw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4 abril 2019  12:06</text:p>
          </table:table-cell>
          <table:table-cell office:value-type="string" table:style-name="format1">
            <text:p>14 abril 2019  16:12</text:p>
          </table:table-cell>
          <table:table-cell office:value-type="string" table:style-name="format1">
            <text:p>4 horas 6 minutos</text:p>
          </table:table-cell>
          <table:table-cell office:value-type="string" table:style-name="format1">
            <text:p>9,0</text:p>
          </table:table-cell>
          <table:table-cell office:value-type="string" table:style-name="format1">
            <text:p>1,0</text:p>
          </table:table-cell>
          <table:table-cell office:value-type="string" table:style-name="format1">
            <text:p>3,0</text:p>
          </table:table-cell>
          <table:table-cell office:value-type="string" table:style-name="format1">
            <text:p>3,0</text:p>
          </table:table-cell>
          <table:table-cell office:value-type="string" table:style-name="format1">
            <text:p>0,0</text:p>
          </table:table-cell>
          <table:table-cell office:value-type="string" table:style-name="format1">
            <text:p>2,0</text:p>
          </table:table-cell>
        </table:table-row>
        <table:table-row>
          <table:table-cell office:value-type="string" table:style-name="format1">
            <text:p>Leal Eller</text:p>
          </table:table-cell>
          <table:table-cell office:value-type="string" table:style-name="format1">
            <text:p>Manoela Barroso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ellermanoela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4 abril 2019  12:46</text:p>
          </table:table-cell>
          <table:table-cell office:value-type="string" table:style-name="format1">
            <text:p>14 abril 2019  20:24</text:p>
          </table:table-cell>
          <table:table-cell office:value-type="string" table:style-name="format1">
            <text:p>7 horas 38 minutos</text:p>
          </table:table-cell>
          <table:table-cell office:value-type="string" table:style-name="format1">
            <text:p>7,6</text:p>
          </table:table-cell>
          <table:table-cell office:value-type="string" table:style-name="format1">
            <text:p>0,9</text:p>
          </table:table-cell>
          <table:table-cell office:value-type="string" table:style-name="format1">
            <text:p>3,0</text:p>
          </table:table-cell>
          <table:table-cell office:value-type="string" table:style-name="format1">
            <text:p>2,5</text:p>
          </table:table-cell>
          <table:table-cell office:value-type="string" table:style-name="format1">
            <text:p>0,0</text:p>
          </table:table-cell>
          <table:table-cell office:value-type="string" table:style-name="format1">
            <text:p>1,2</text:p>
          </table:table-cell>
        </table:table-row>
        <table:table-row>
          <table:table-cell office:value-type="string" table:style-name="format1">
            <text:p>Charles Veiga</text:p>
          </table:table-cell>
          <table:table-cell office:value-type="string" table:style-name="format1">
            <text:p>Marcus Vinicius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marcusvin82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4 abril 2019  14:30</text:p>
          </table:table-cell>
          <table:table-cell office:value-type="string" table:style-name="format1">
            <text:p>14 abril 2019  14:44</text:p>
          </table:table-cell>
          <table:table-cell office:value-type="string" table:style-name="format1">
            <text:p>13 minutos 8 segundos</text:p>
          </table:table-cell>
          <table:table-cell office:value-type="string" table:style-name="format1">
            <text:p>8,0</text:p>
          </table:table-cell>
          <table:table-cell office:value-type="string" table:style-name="format1">
            <text:p>1,0</text:p>
          </table:table-cell>
          <table:table-cell office:value-type="string" table:style-name="format1">
            <text:p>2,8</text:p>
          </table:table-cell>
          <table:table-cell office:value-type="string" table:style-name="format1">
            <text:p>3,0</text:p>
          </table:table-cell>
          <table:table-cell office:value-type="string" table:style-name="format1">
            <text:p>0,0</text:p>
          </table:table-cell>
          <table:table-cell office:value-type="string" table:style-name="format1">
            <text:p>1,2</text:p>
          </table:table-cell>
        </table:table-row>
        <table:table-row>
          <table:table-cell office:value-type="string" table:style-name="format1">
            <text:p>Martins Gama</text:p>
          </table:table-cell>
          <table:table-cell office:value-type="string" table:style-name="format1">
            <text:p>Isabela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isabelamgama@hot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4 abril 2019  15:56</text:p>
          </table:table-cell>
          <table:table-cell office:value-type="string" table:style-name="format1">
            <text:p>14 abril 2019  16:40</text:p>
          </table:table-cell>
          <table:table-cell office:value-type="string" table:style-name="format1">
            <text:p>43 minutos 25 segundos</text:p>
          </table:table-cell>
          <table:table-cell office:value-type="string" table:style-name="format1">
            <text:p>7,8</text:p>
          </table:table-cell>
          <table:table-cell office:value-type="string" table:style-name="format1">
            <text:p>0,9</text:p>
          </table:table-cell>
          <table:table-cell office:value-type="string" table:style-name="format1">
            <text:p>3,0</text:p>
          </table:table-cell>
          <table:table-cell office:value-type="string" table:style-name="format1">
            <text:p>2,7</text:p>
          </table:table-cell>
          <table:table-cell office:value-type="string" table:style-name="format1">
            <text:p>0,0</text:p>
          </table:table-cell>
          <table:table-cell office:value-type="string" table:style-name="format1">
            <text:p>1,2</text:p>
          </table:table-cell>
        </table:table-row>
        <table:table-row>
          <table:table-cell office:value-type="string" table:style-name="format1">
            <text:p>Costa</text:p>
          </table:table-cell>
          <table:table-cell office:value-type="string" table:style-name="format1">
            <text:p>Felipe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cadete911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4 abril 2019  16:00</text:p>
          </table:table-cell>
          <table:table-cell office:value-type="string" table:style-name="format1">
            <text:p>14 abril 2019  23:55</text:p>
          </table:table-cell>
          <table:table-cell office:value-type="string" table:style-name="format1">
            <text:p>7 horas 54 minutos</text:p>
          </table:table-cell>
          <table:table-cell office:value-type="string" table:style-name="format1">
            <text:p>8,2</text:p>
          </table:table-cell>
          <table:table-cell office:value-type="string" table:style-name="format1">
            <text:p>1,0</text:p>
          </table:table-cell>
          <table:table-cell office:value-type="string" table:style-name="format1">
            <text:p>3,0</text:p>
          </table:table-cell>
          <table:table-cell office:value-type="string" table:style-name="format1">
            <text:p>3,0</text:p>
          </table:table-cell>
          <table:table-cell office:value-type="string" table:style-name="format1">
            <text:p>0,0</text:p>
          </table:table-cell>
          <table:table-cell office:value-type="string" table:style-name="format1">
            <text:p>1,2</text:p>
          </table:table-cell>
        </table:table-row>
        <table:table-row>
          <table:table-cell office:value-type="string" table:style-name="format1">
            <text:p>Goretkin</text:p>
          </table:table-cell>
          <table:table-cell office:value-type="string" table:style-name="format1">
            <text:p>Júlia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Juliagoretkin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4 abril 2019  16:33</text:p>
          </table:table-cell>
          <table:table-cell office:value-type="string" table:style-name="format1">
            <text:p>14 abril 2019  18:57</text:p>
          </table:table-cell>
          <table:table-cell office:value-type="string" table:style-name="format1">
            <text:p>2 horas 23 minutos</text:p>
          </table:table-cell>
          <table:table-cell office:value-type="string" table:style-name="format1">
            <text:p>9,6</text:p>
          </table:table-cell>
          <table:table-cell office:value-type="string" table:style-name="format1">
            <text:p>1,0</text:p>
          </table:table-cell>
          <table:table-cell office:value-type="string" table:style-name="format1">
            <text:p>2,6</text:p>
          </table:table-cell>
          <table:table-cell office:value-type="string" table:style-name="format1">
            <text:p>3,0</text:p>
          </table:table-cell>
          <table:table-cell office:value-type="string" table:style-name="format1">
            <text:p>1,0</text:p>
          </table:table-cell>
          <table:table-cell office:value-type="string" table:style-name="format1">
            <text:p>2,0</text:p>
          </table:table-cell>
        </table:table-row>
        <table:table-row>
          <table:table-cell office:value-type="string" table:style-name="format1">
            <text:p>Stutz</text:p>
          </table:table-cell>
          <table:table-cell office:value-type="string" table:style-name="format1">
            <text:p>Julia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juliafiasca2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4 abril 2019  18:00</text:p>
          </table:table-cell>
          <table:table-cell office:value-type="string" table:style-name="format1">
            <text:p>14 abril 2019  19:09</text:p>
          </table:table-cell>
          <table:table-cell office:value-type="string" table:style-name="format1">
            <text:p>1 hora 9 minutos</text:p>
          </table:table-cell>
          <table:table-cell office:value-type="string" table:style-name="format1">
            <text:p>8,4</text:p>
          </table:table-cell>
          <table:table-cell office:value-type="string" table:style-name="format1">
            <text:p>1,0</text:p>
          </table:table-cell>
          <table:table-cell office:value-type="string" table:style-name="format1">
            <text:p>2,6</text:p>
          </table:table-cell>
          <table:table-cell office:value-type="string" table:style-name="format1">
            <text:p>2,8</text:p>
          </table:table-cell>
          <table:table-cell office:value-type="string" table:style-name="format1">
            <text:p>0,0</text:p>
          </table:table-cell>
          <table:table-cell office:value-type="string" table:style-name="format1">
            <text:p>2,0</text:p>
          </table:table-cell>
        </table:table-row>
        <table:table-row>
          <table:table-cell office:value-type="string" table:style-name="format1">
            <text:p>Wendling Heidenfelder</text:p>
          </table:table-cell>
          <table:table-cell office:value-type="string" table:style-name="format1">
            <text:p>Henrique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henriqueheidenfelder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4 abril 2019  18:17</text:p>
          </table:table-cell>
          <table:table-cell office:value-type="string" table:style-name="format1">
            <text:p>24 abril 2019  14:53</text:p>
          </table:table-cell>
          <table:table-cell office:value-type="string" table:style-name="format1">
            <text:p>9 dias 20 horas</text:p>
          </table:table-cell>
          <table:table-cell office:value-type="string" table:style-name="format1">
            <text:p>7,5</text:p>
          </table:table-cell>
          <table:table-cell office:value-type="string" table:style-name="format1">
            <text:p>1,0</text:p>
          </table:table-cell>
          <table:table-cell office:value-type="string" table:style-name="format1">
            <text:p>2,6</text:p>
          </table:table-cell>
          <table:table-cell office:value-type="string" table:style-name="format1">
            <text:p>2,7</text:p>
          </table:table-cell>
          <table:table-cell office:value-type="string" table:style-name="format1">
            <text:p>0,0</text:p>
          </table:table-cell>
          <table:table-cell office:value-type="string" table:style-name="format1">
            <text:p>1,2</text:p>
          </table:table-cell>
        </table:table-row>
        <table:table-row>
          <table:table-cell office:value-type="string" table:style-name="format1">
            <text:p>Cariello de Freitas</text:p>
          </table:table-cell>
          <table:table-cell office:value-type="string" table:style-name="format1">
            <text:p>Pedro Henrique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phaguia@outlook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4 abril 2019  18:20</text:p>
          </table:table-cell>
          <table:table-cell office:value-type="string" table:style-name="format1">
            <text:p>14 abril 2019  19:23</text:p>
          </table:table-cell>
          <table:table-cell office:value-type="string" table:style-name="format1">
            <text:p>1 hora 3 minutos</text:p>
          </table:table-cell>
          <table:table-cell office:value-type="string" table:style-name="format1">
            <text:p>7,1</text:p>
          </table:table-cell>
          <table:table-cell office:value-type="string" table:style-name="format1">
            <text:p>1,0</text:p>
          </table:table-cell>
          <table:table-cell office:value-type="string" table:style-name="format1">
            <text:p>2,6</text:p>
          </table:table-cell>
          <table:table-cell office:value-type="string" table:style-name="format1">
            <text:p>2,7</text:p>
          </table:table-cell>
          <table:table-cell office:value-type="string" table:style-name="format1">
            <text:p>0,0</text:p>
          </table:table-cell>
          <table:table-cell office:value-type="string" table:style-name="format1">
            <text:p>0,8</text:p>
          </table:table-cell>
        </table:table-row>
        <table:table-row>
          <table:table-cell office:value-type="string" table:style-name="format1">
            <text:p>Silva</text:p>
          </table:table-cell>
          <table:table-cell office:value-type="string" table:style-name="format1">
            <text:p>Ana Jú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anaaju2002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4 abril 2019  21:04</text:p>
          </table:table-cell>
          <table:table-cell office:value-type="string" table:style-name="format1">
            <text:p>14 abril 2019  21:59</text:p>
          </table:table-cell>
          <table:table-cell office:value-type="string" table:style-name="format1">
            <text:p>55 minutos 16 segundos</text:p>
          </table:table-cell>
          <table:table-cell office:value-type="string" table:style-name="format1">
            <text:p>7,3</text:p>
          </table:table-cell>
          <table:table-cell office:value-type="string" table:style-name="format1">
            <text:p>0,9</text:p>
          </table:table-cell>
          <table:table-cell office:value-type="string" table:style-name="format1">
            <text:p>2,6</text:p>
          </table:table-cell>
          <table:table-cell office:value-type="string" table:style-name="format1">
            <text:p>2,6</text:p>
          </table:table-cell>
          <table:table-cell office:value-type="string" table:style-name="format1">
            <text:p>0,0</text:p>
          </table:table-cell>
          <table:table-cell office:value-type="string" table:style-name="format1">
            <text:p>1,2</text:p>
          </table:table-cell>
        </table:table-row>
        <table:table-row>
          <table:table-cell office:value-type="string" table:style-name="format1">
            <text:p>Gil</text:p>
          </table:table-cell>
          <table:table-cell office:value-type="string" table:style-name="format1">
            <text:p>João Gabriel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joaogabrielgil02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4 abril 2019  21:48</text:p>
          </table:table-cell>
          <table:table-cell office:value-type="string" table:style-name="format1">
            <text:p>14 abril 2019  22:57</text:p>
          </table:table-cell>
          <table:table-cell office:value-type="string" table:style-name="format1">
            <text:p>1 hora 8 minutos</text:p>
          </table:table-cell>
          <table:table-cell office:value-type="string" table:style-name="format1">
            <text:p>8,5</text:p>
          </table:table-cell>
          <table:table-cell office:value-type="string" table:style-name="format1">
            <text:p>1,0</text:p>
          </table:table-cell>
          <table:table-cell office:value-type="string" table:style-name="format1">
            <text:p>2,6</text:p>
          </table:table-cell>
          <table:table-cell office:value-type="string" table:style-name="format1">
            <text:p>2,2</text:p>
          </table:table-cell>
          <table:table-cell office:value-type="string" table:style-name="format1">
            <text:p>0,7</text:p>
          </table:table-cell>
          <table:table-cell office:value-type="string" table:style-name="format1">
            <text:p>2,0</text:p>
          </table:table-cell>
        </table:table-row>
        <table:table-row>
          <table:table-cell office:value-type="string" table:style-name="format1">
            <text:p>Andrade</text:p>
          </table:table-cell>
          <table:table-cell office:value-type="string" table:style-name="format1">
            <text:p>Brennda 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brenndacostaandrade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4 abril 2019  22:55</text:p>
          </table:table-cell>
          <table:table-cell office:value-type="string" table:style-name="format1">
            <text:p>14 abril 2019  23:14</text:p>
          </table:table-cell>
          <table:table-cell office:value-type="string" table:style-name="format1">
            <text:p>18 minutos 33 segundos</text:p>
          </table:table-cell>
          <table:table-cell office:value-type="string" table:style-name="format1">
            <text:p>7,7</text:p>
          </table:table-cell>
          <table:table-cell office:value-type="string" table:style-name="format1">
            <text:p>1,0</text:p>
          </table:table-cell>
          <table:table-cell office:value-type="string" table:style-name="format1">
            <text:p>2,6</text:p>
          </table:table-cell>
          <table:table-cell office:value-type="string" table:style-name="format1">
            <text:p>2,9</text:p>
          </table:table-cell>
          <table:table-cell office:value-type="string" table:style-name="format1">
            <text:p>0,0</text:p>
          </table:table-cell>
          <table:table-cell office:value-type="string" table:style-name="format1">
            <text:p>1,2</text:p>
          </table:table-cell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format1">
            <text:p>Média geral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8,3</text:p>
          </table:table-cell>
          <table:table-cell office:value-type="string" table:style-name="format1">
            <text:p>1,0</text:p>
          </table:table-cell>
          <table:table-cell office:value-type="string" table:style-name="format1">
            <text:p>2,8</text:p>
          </table:table-cell>
          <table:table-cell office:value-type="string" table:style-name="format1">
            <text:p>2,8</text:p>
          </table:table-cell>
          <table:table-cell office:value-type="string" table:style-name="format1">
            <text:p>0,2</text:p>
          </table:table-cell>
          <table:table-cell office:value-type="string" table:style-name="format1">
            <text:p>1,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2.9.2+ (Build: 20151002)</meta:generator>
    <meta:initial-creator>Bruno Policarpo</meta:initial-creator>
    <meta:creation-date>2019-04-30T21:33:11</meta:creation-date>
    <meta:document-statistic meta:table-count="1" meta:cell-count="0" meta:object-count="0"/>
  </office:meta>
</office:document-meta>
</file>